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<text:s/>Estado <text:s text:c="9"/></text:p>
          </table:table-cell>
          <table:table-cell office:value-type="string" calcext:value-type="string">
            <text:p><text:s/>Alcaldes repostulados 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<text:s/>Total de alcaldes </text:p>
          </table:table-cell>
          <table:table-cell office:value-type="string" calcext:value-type="string">
            <text:p><text:s/>% del total </text:p>
          </table:table-cell>
          <table:table-cell office:value-type="string" calcext:value-type="string">
            <text:p>reel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-----------------+-----------------------+---+-------------------+-------------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<text:s/>Baja Calif. Sur </text:p>
          </table:table-cell>
          <table:table-cell office:value-type="float" office:value="2" calcext:value-type="float">
            <text:p>2</text:p>
          </table:table-cell>
          <table:table-cell table:formula="of:=[.D4]*100/[.F4]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H4]*100/[.D4]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</text:p>
          </table:table-cell>
          <table:table-cell office:value-type="float" office:value="0" calcext:value-type="float">
            <text:p>0</text:p>
          </table:table-cell>
          <table:table-cell table:formula="of:=[.D5]*100/[.F5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Coahuila <text:s text:c="7"/></text:p>
          </table:table-cell>
          <table:table-cell office:value-type="float" office:value="21" calcext:value-type="float">
            <text:p>21</text:p>
          </table:table-cell>
          <table:table-cell table:formula="of:=[.D6]*100/[.F6]" office:value-type="float" office:value="55.2631578947368" calcext:value-type="float">
            <text:p>55.2631578947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formula="of:=[.H6]*100/[.D6]" office:value-type="float" office:value="71.4285714285714" calcext:value-type="float">
            <text:p>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Colima <text:s text:c="9"/></text:p>
          </table:table-cell>
          <table:table-cell office:value-type="float" office:value="3" calcext:value-type="float">
            <text:p>3</text:p>
          </table:table-cell>
          <table:table-cell table:formula="of:=[.D7]*100/[.F7]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H7]*100/[.D7]" office:value-type="float" office:value="33.33333333333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Chiapas <text:s text:c="8"/></text:p>
          </table:table-cell>
          <table:table-cell office:value-type="float" office:value="2" calcext:value-type="float">
            <text:p>2</text:p>
          </table:table-cell>
          <table:table-cell table:formula="of:=[.D8]*100/[.F8]" office:value-type="float" office:value="1.6260162601626" calcext:value-type="float">
            <text:p>1.626016260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8]*100/[.D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Chihuahua <text:s text:c="6"/></text:p>
          </table:table-cell>
          <table:table-cell office:value-type="float" office:value="29" calcext:value-type="float">
            <text:p>29</text:p>
          </table:table-cell>
          <table:table-cell table:formula="of:=[.D9]*100/[.F9]" office:value-type="float" office:value="43.2835820895522" calcext:value-type="float">
            <text:p>43.2835820896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formula="of:=[.H9]*100/[.D9]" office:value-type="float" office:value="55.1724137931034" calcext:value-type="float">
            <text:p>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Guanajuato <text:s text:c="5"/></text:p>
          </table:table-cell>
          <table:table-cell office:value-type="float" office:value="14" calcext:value-type="float">
            <text:p>14</text:p>
          </table:table-cell>
          <table:table-cell table:formula="of:=[.D10]*100/[.F10]" office:value-type="float" office:value="30.4347826086957" calcext:value-type="float">
            <text:p>30.4347826087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H10]*100/[.D10]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Guerrero <text:s text:c="7"/></text:p>
          </table:table-cell>
          <table:table-cell office:value-type="float" office:value="7" calcext:value-type="float">
            <text:p>7</text:p>
          </table:table-cell>
          <table:table-cell table:formula="of:=[.D11]*100/[.F11]" office:value-type="float" office:value="8.64197530864197" calcext:value-type="float">
            <text:p>8.6419753086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H11]*100/[.D11]" office:value-type="float" office:value="57.1428571428571" calcext:value-type="float">
            <text:p>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Jalico <text:s text:c="9"/></text:p>
          </table:table-cell>
          <table:table-cell office:value-type="float" office:value="9" calcext:value-type="float">
            <text:p>9</text:p>
          </table:table-cell>
          <table:table-cell table:formula="of:=[.D12]*100/[.F12]" office:value-type="float" office:value="7.2" calcext:value-type="float">
            <text:p>7.2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H12]*100/[.D12]" office:value-type="float" office:value="55.55555555555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éxico <text:s text:c="9"/></text:p>
          </table:table-cell>
          <table:table-cell office:value-type="float" office:value="36" calcext:value-type="float">
            <text:p>36</text:p>
          </table:table-cell>
          <table:table-cell table:formula="of:=[.D13]*100/[.F13]" office:value-type="float" office:value="28.8" calcext:value-type="float">
            <text:p>28.8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formula="of:=[.H13]*100/[.D13]" office:value-type="float" office:value="47.2222222222222" calcext:value-type="float">
            <text:p>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ichoacán <text:s text:c="6"/></text:p>
          </table:table-cell>
          <table:table-cell office:value-type="float" office:value="18" calcext:value-type="float">
            <text:p>18</text:p>
          </table:table-cell>
          <table:table-cell table:formula="of:=[.D14]*100/[.F14]" office:value-type="float" office:value="15.929203539823" calcext:value-type="float">
            <text:p>15.9292035398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H14]*100/[.D14]" office:value-type="float" office:value="61.1111111111111" calcext:value-type="float">
            <text:p>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orelos <text:s text:c="8"/></text:p>
          </table:table-cell>
          <table:table-cell office:value-type="float" office:value="9" calcext:value-type="float">
            <text:p>9</text:p>
          </table:table-cell>
          <table:table-cell table:formula="of:=[.D15]*100/[.F15]" office:value-type="float" office:value="27.2727272727273" calcext:value-type="float">
            <text:p>27.272727272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H15]*100/[.D15]" office:value-type="float" office:value="33.33333333333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Nuevo León <text:s text:c="5"/></text:p>
          </table:table-cell>
          <table:table-cell office:value-type="float" office:value="4" calcext:value-type="float">
            <text:p>4</text:p>
          </table:table-cell>
          <table:table-cell table:formula="of:=[.D16]*100/[.F16]" office:value-type="float" office:value="7.84313725490196" calcext:value-type="float">
            <text:p>7.8431372549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H16]*100/[.D16]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ax</text:p>
          </table:table-cell>
          <table:table-cell office:value-type="float" office:value="0" calcext:value-type="float">
            <text:p>0</text:p>
          </table:table-cell>
          <table:table-cell table:formula="of:=[.D17]*100/[.F1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Querétaro <text:s text:c="6"/></text:p>
          </table:table-cell>
          <table:table-cell office:value-type="float" office:value="4" calcext:value-type="float">
            <text:p>4</text:p>
          </table:table-cell>
          <table:table-cell table:formula="of:=[.D18]*100/[.F18]" office:value-type="float" office:value="22.2222222222222" calcext:value-type="float">
            <text:p>22.22222222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H18]*100/[.D18]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i</text:p>
          </table:table-cell>
          <table:table-cell office:value-type="float" office:value="0" calcext:value-type="float">
            <text:p>0</text:p>
          </table:table-cell>
          <table:table-cell table:formula="of:=[.D19]*100/[.F19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San Luis Potosí </text:p>
          </table:table-cell>
          <table:table-cell office:value-type="float" office:value="1" calcext:value-type="float">
            <text:p>1</text:p>
          </table:table-cell>
          <table:table-cell table:formula="of:=[.D20]*100/[.F20]" office:value-type="float" office:value="1.72413793103448" calcext:value-type="float">
            <text:p>1.7241379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20]*100/[.D20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</text:p>
          </table:table-cell>
          <table:table-cell office:value-type="float" office:value="0" calcext:value-type="float">
            <text:p>0</text:p>
          </table:table-cell>
          <table:table-cell table:formula="of:=[.D21]*100/[.F21]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ab</text:p>
          </table:table-cell>
          <table:table-cell office:value-type="float" office:value="0" calcext:value-type="float">
            <text:p>0</text:p>
          </table:table-cell>
          <table:table-cell table:formula="of:=[.D22]*100/[.F22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am</text:p>
          </table:table-cell>
          <table:table-cell office:value-type="float" office:value="0" calcext:value-type="float">
            <text:p>0</text:p>
          </table:table-cell>
          <table:table-cell table:formula="of:=[.D23]*100/[.F23]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Yucatán <text:s text:c="8"/></text:p>
          </table:table-cell>
          <table:table-cell office:value-type="float" office:value="10" calcext:value-type="float">
            <text:p>10</text:p>
          </table:table-cell>
          <table:table-cell table:formula="of:=[.D24]*100/[.F24]" office:value-type="float" office:value="9.43396226415094" calcext:value-type="float">
            <text:p>9.4339622642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H24]*100/[.D24]"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ac</text:p>
          </table:table-cell>
          <table:table-cell/>
          <table:table-cell table:formula="of:=[.D25]*100/[.F25]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----------------+-----------------------+---+-------------------+-------------</text:p>
          </table:table-cell>
          <table:table-cell/>
          <table:table-cell table:style-name="ce1" table:formula="of:=[.D26]*100/[.F2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Total <text:s text:c="10"/></text:p>
          </table:table-cell>
          <table:table-cell office:value-type="float" office:value="169" calcext:value-type="float">
            <text:p>169</text:p>
          </table:table-cell>
          <table:table-cell table:style-name="ce1" table:formula="of:=[.D27]*100/[.F27]" office:value-type="float" office:value="12.8909229595728" calcext:value-type="float">
            <text:p>13</text:p>
          </table:table-cell>
          <table:table-cell table:formula="of:=SUM([.F4:.F25])" office:value-type="float" office:value="1311" calcext:value-type="float">
            <text:p>1311</text:p>
          </table:table-cell>
          <table:table-cell office:value-type="float" office:value="18" calcext:value-type="float">
            <text:p>18</text:p>
          </table:table-cell>
          <table:table-cell table:formula="of:=SUM([.H4:.H24])" office:value-type="float" office:value="93" calcext:value-type="float">
            <text:p>93</text:p>
          </table:table-cell>
          <table:table-cell table:formula="of:=[.H27]*100/[.D27]" office:value-type="float" office:value="55.0295857988166" calcext:value-type="float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8:56:10.878477465</meta:creation-date>
    <dc:date>2018-09-14T09:00:26.349653176</dc:date>
    <meta:editing-duration>PT8H50M24S</meta:editing-duration>
    <meta:editing-cycles>1</meta:editing-cycles>
    <meta:document-statistic meta:table-count="1" meta:cell-count="148" meta:object-count="0"/>
    <meta:generator>LibreOffice/5.1.6.2$Linux_X86_64 LibreOffice_project/10m0$Build-2</meta:generator>
  </office:meta>
</office:document-meta>
</file>